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sstextextractor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odp pars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manuel Keller</meta:initial-creator>
    <meta:creation-date>2014-11-10T15:48:58</meta:creation-date>
    <meta:editing-duration>PT51S</meta:editing-duration>
    <meta:editing-cycles>3</meta:editing-cycles>
    <dc:date>2014-11-10T16:08:03</dc:date>
    <dc:creator>Emmanuel Keller</dc:creator>
    <meta:generator>OpenOffice/4.1.0$Unix OpenOffice.org_project/410m18$Build-9764</meta:generator>
    <meta:document-statistic meta:object-count="25"/>
  </office:meta>
</office:document-meta>
</file>